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das servo mx-106</text:p>
      <text:p text:style-name="Standard"/>
      <text:p text:style-name="Standard">Dimension : 40.2mm x 65.2mm x 46,1mm</text:p>
      <text:p text:style-name="Standard">Dimensions com as peças de rotação: 40.2mm x <text:span text:style-name="T1">65.2</text:span>mm x 56mm</text:p>
      <text:p text:style-name="Standard"/>
      <text:p text:style-name="Standard">Diamentro da peça de rotaçao: 28mm</text:p>
      <text:p text:style-name="Standard">Furação da peça de rotaçao (parafusos): 2mm de diametro</text:p>
      <text:p text:style-name="Standard">nº furos: 8 simetricos</text:p>
      <text:p text:style-name="Standard">Distancia do centro dos furos ao centro da peça: 10,8mm</text:p>
      <text:p text:style-name="Standard">Peso: 153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gado </meta:initial-creator>
    <meta:creation-date>2013-12-04T16:38:14</meta:creation-date>
    <dc:date>2013-12-04T17:34:58</dc:date>
    <dc:creator>Salgado </dc:creator>
    <meta:editing-duration>PT13M42S</meta:editing-duration>
    <meta:editing-cycles>1</meta:editing-cycles>
    <meta:document-statistic meta:table-count="0" meta:image-count="0" meta:object-count="0" meta:page-count="1" meta:paragraph-count="8" meta:word-count="52" meta:character-count="290" meta:non-whitespace-character-count="246"/>
    <meta:generator>LibreOffice/3.5$Linux_x86 LibreOffice_project/350m1$Build-2</meta:generator>
  </office:meta>
</office:document-meta>
</file>